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" table:formula="of:=SUM([.E6:.E1000])" office:value-type="float" office:value="24375" calcext:value-type="float" table:number-columns-spanned="2" table:number-rows-spanned="2">
            <text:p>24375</text:p>
          </table:table-cell>
          <table:covered-table-cell/>
        </table:table-row>
        <table:table-row table:style-name="ro1">
          <table:table-cell table:number-columns-repeated="5"/>
          <table:covered-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roduc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do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laystore fee </text:p>
          </table:table-cell>
          <table:table-cell office:value-type="float" office:value="25" calcext:value-type="float">
            <text:p>25</text:p>
          </table:table-cell>
          <table:table-cell table:formula="of:=[.D6]*65" office:value-type="float" office:value="1625" calcext:value-type="float">
            <text:p>16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uter</text:p>
          </table:table-cell>
          <table:table-cell office:value-type="float" office:value="100" calcext:value-type="float">
            <text:p>100</text:p>
          </table:table-cell>
          <table:table-cell table:formula="of:=[.D7]*65" office:value-type="float" office:value="6500" calcext:value-type="float">
            <text:p>6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mputadora GYM</text:p>
          </table:table-cell>
          <table:table-cell office:value-type="float" office:value="100" calcext:value-type="float">
            <text:p>100</text:p>
          </table:table-cell>
          <table:table-cell table:formula="of:=[.D8]*65" office:value-type="float" office:value="6500" calcext:value-type="float">
            <text:p>6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MPRESORA</text:p>
          </table:table-cell>
          <table:table-cell office:value-type="float" office:value="150" calcext:value-type="float">
            <text:p>150</text:p>
          </table:table-cell>
          <table:table-cell table:formula="of:=[.D9]*65" office:value-type="float" office:value="9750" calcext:value-type="float">
            <text:p>975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D10]*6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D11]*6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D12]*6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D13]*6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D14]*6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D15]*6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D16]*6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D17]*6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D18]*6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D19]*6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D20]*6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D21]*6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D22]*6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D23]*6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D24]*6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D25]*6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D26]*6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D27]*6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D28]*6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D29]*6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D30]*6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D31]*65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4T13:43:43.788000000</meta:creation-date>
    <dc:date>2024-12-24T13:58:09.781000000</dc:date>
    <meta:editing-duration>PT14M28S</meta:editing-duration>
    <meta:editing-cycles>1</meta:editing-cycles>
    <meta:document-statistic meta:table-count="2" meta:cell-count="38" meta:object-count="0"/>
    <meta:generator>LibreOffice/7.6.2.1$Windows_X86_64 LibreOffice_project/56f7684011345957bbf33a7ee678afaf4d2ba333</meta:generator>
  </office:meta>
</office:document-meta>
</file>